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6600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9900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ctuator_line_setting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3" table:number-columns-repeated="1007" table:default-cell-style-name="ce2"/>
        <table:table-column table:style-name="co7" table:number-columns-repeated="15364" table:default-cell-style-name="ce1"/>
        <table:table-row table:style-name="ro1">
          <table:table-cell table:number-columns-repeated="4" table:style-name="ce2"/>
          <table:table-cell table:number-columns-repeated="6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rotor radius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tip chord</text:p>
          </table:table-cell>
          <table:table-cell office:value-type="float" office:value="0.626" table:style-name="ce3">
            <text:p>0.626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rotor speed</text:p>
          </table:table-cell>
          <table:table-cell office:value-type="float" office:value="11.5" table:style-name="ce3">
            <text:p>11.5</text:p>
          </table:table-cell>
          <table:table-cell office:value-type="string" table:style-name="ce2">
            <text:p>rp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overhang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table:style-name="ce2"/>
          <table:table-cell office:value-type="string" table:number-columns-spanned="5" table:number-rows-spanned="1" table:style-name="ce14">
            <text:p>Mesh size</text:p>
          </table:table-cell>
          <table:covered-table-cell table:number-columns-repeated="4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table:style-name="ce2"/>
          <table:table-cell table:style-name="ce4"/>
          <table:table-cell office:value-type="string" table:style-name="ce4">
            <text:p>coars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fine</text:p>
          </table:table-cell>
          <table:table-cell table:style-name="ce4"/>
          <table:table-cell table:number-columns-repeated="4" table:style-name="ce1"/>
          <table:table-cell table:number-columns-repeated="8" table:style-name="ce5"/>
          <table:table-cell table:style-name="ce2"/>
          <table:table-cell table:style-name="ce5"/>
          <table:table-cell table:number-columns-repeated="5" table:style-name="ce6"/>
          <table:table-cell table:number-columns-repeated="16359"/>
        </table:table-row>
        <table:table-row table:style-name="ro1">
          <table:table-cell office:value-type="string" table:style-name="ce7">
            <text:p>Lx</text:p>
          </table:table-cell>
          <table:table-cell table:style-name="ce7"/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7">
            <text:p>Ly</text:p>
          </table:table-cell>
          <table:table-cell table:style-name="ce7"/>
          <table:table-cell office:value-type="float" office:value="220" table:style-name="ce7">
            <text:p>220</text:p>
          </table:table-cell>
          <table:table-cell office:value-type="float" office:value="248" table:style-name="ce7">
            <text:p>248</text:p>
          </table:table-cell>
          <table:table-cell office:value-type="float" office:value="248" table:style-name="ce7">
            <text:p>248</text:p>
          </table:table-cell>
          <table:table-cell table:style-name="ce7"/>
          <table:table-cell table:number-columns-repeated="4" table:style-name="ce1"/>
          <table:table-cell table:number-columns-repeated="10" table:style-name="ce2"/>
          <table:table-cell table:style-name="ce8"/>
          <table:table-cell table:number-columns-repeated="999" table:style-name="ce2"/>
          <table:table-cell table:number-columns-repeated="15364"/>
        </table:table-row>
        <table:table-row table:style-name="ro1">
          <table:table-cell office:value-type="string" table:style-name="ce7">
            <text:p>Lz</text:p>
          </table:table-cell>
          <table:table-cell table:style-name="ce7"/>
          <table:table-cell office:value-type="float" office:value="50" table:style-name="ce7">
            <text:p>50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7">
            <text:p>50</text:p>
          </table:table-cell>
          <table:table-cell table:style-name="ce7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4">
            <text:p>Nx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375" table:formula="of:=[.C13]*1.5" table:style-name="ce4">
            <text:p>375</text:p>
          </table:table-cell>
          <table:table-cell office:value-type="float" office:value="563" table:style-name="ce4">
            <text:p>563</text:p>
          </table:table-cell>
          <table:table-cell table:style-name="ce4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4">
            <text:p>Ny</text:p>
          </table:table-cell>
          <table:table-cell table:style-name="ce4"/>
          <table:table-cell office:value-type="float" office:value="110" table:style-name="ce4">
            <text:p>110</text:p>
          </table:table-cell>
          <table:table-cell office:value-type="float" office:value="165" table:formula="of:=[.C14]*1.5" table:style-name="ce4">
            <text:p>165</text:p>
          </table:table-cell>
          <table:table-cell office:value-type="float" office:value="247.5" table:formula="of:=[.D14]*1.5" table:style-name="ce4">
            <text:p>247.5</text:p>
          </table:table-cell>
          <table:table-cell table:style-name="ce4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4">
            <text:p>Nz</text:p>
          </table:table-cell>
          <table:table-cell table:style-name="ce4"/>
          <table:table-cell office:value-type="float" office:value="25" table:style-name="ce4">
            <text:p>25</text:p>
          </table:table-cell>
          <table:table-cell office:value-type="float" office:value="38" table:style-name="ce4">
            <text:p>38</text:p>
          </table:table-cell>
          <table:table-cell office:value-type="float" office:value="57" table:formula="of:=[.D15]*1.5" table:style-name="ce4">
            <text:p>57</text:p>
          </table:table-cell>
          <table:table-cell table:style-name="ce4"/>
          <table:table-cell table:number-columns-repeated="7" table:style-name="ce8"/>
          <table:table-cell table:style-name="ce10"/>
          <table:table-cell table:number-columns-repeated="4" table:style-name="ce8"/>
          <table:table-cell table:number-columns-repeated="2" table:style-name="ce2"/>
          <table:table-cell table:number-columns-repeated="5" table:style-name="ce11"/>
          <table:table-cell table:number-columns-repeated="16359"/>
        </table:table-row>
        <table:table-row table:style-name="ro2">
          <table:table-cell office:value-type="string" table:style-name="ce12">
            <text:p>N</text:p>
          </table:table-cell>
          <table:table-cell table:style-name="ce2"/>
          <table:table-cell office:value-type="float" office:value="687500" table:formula="of:=[.C13]*[.C14]*[.C15]" table:style-name="ce2">
            <text:p>687500</text:p>
          </table:table-cell>
          <table:table-cell office:value-type="float" office:value="2351250" table:formula="of:=[.D13]*[.D14]*[.D15]" table:style-name="ce2">
            <text:p>2351250</text:p>
          </table:table-cell>
          <table:table-cell office:value-type="float" office:value="7942522.5" table:formula="of:=[.E13]*[.E14]*[.E15]" table:style-name="ce2">
            <text:p>7942522.5</text:p>
          </table:table-cell>
          <table:table-cell table:number-columns-repeated="15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x</text:p>
          </table:table-cell>
          <table:table-cell table:style-name="ce13"/>
          <table:table-cell office:value-type="float" office:value="2" table:formula="of:=[.C10]/[.C13]" table:style-name="ce13">
            <text:p>2.000000</text:p>
          </table:table-cell>
          <table:table-cell office:value-type="float" office:value="1.3333333333333333" table:formula="of:=[.D10]/[.D13]" table:style-name="ce13">
            <text:p>1.333333</text:p>
          </table:table-cell>
          <table:table-cell office:value-type="float" office:value="0.88809946714031973" table:formula="of:=[.E10]/[.E13]" table:style-name="ce13">
            <text:p>0.888099</text:p>
          </table:table-cell>
          <table:table-cell table:style-name="ce13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y</text:p>
          </table:table-cell>
          <table:table-cell table:style-name="ce13"/>
          <table:table-cell office:value-type="float" office:value="2" table:formula="of:=[.C11]/[.C14]" table:style-name="ce13">
            <text:p>2.000000</text:p>
          </table:table-cell>
          <table:table-cell office:value-type="float" office:value="1.5030303030303029" table:formula="of:=[.D11]/[.D14]" table:style-name="ce13">
            <text:p>1.503030</text:p>
          </table:table-cell>
          <table:table-cell office:value-type="float" office:value="1.002020202020202" table:formula="of:=[.E11]/[.E14]" table:style-name="ce13">
            <text:p>1.002020</text:p>
          </table:table-cell>
          <table:table-cell table:style-name="ce13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z</text:p>
          </table:table-cell>
          <table:table-cell table:style-name="ce13"/>
          <table:table-cell office:value-type="float" office:value="2" table:formula="of:=[.C12]/[.C15]" table:style-name="ce13">
            <text:p>2.000000</text:p>
          </table:table-cell>
          <table:table-cell office:value-type="float" office:value="1.3157894736842106" table:formula="of:=[.D12]/[.D15]" table:style-name="ce13">
            <text:p>1.315789</text:p>
          </table:table-cell>
          <table:table-cell office:value-type="float" office:value="0.8771929824561403" table:formula="of:=[.E12]/[.E15]" table:style-name="ce13">
            <text:p>0.877193</text:p>
          </table:table-cell>
          <table:table-cell table:style-name="ce13"/>
          <table:table-cell table:number-columns-repeated="1014" table:style-name="ce2"/>
          <table:table-cell table:number-columns-repeated="15364"/>
        </table:table-row>
        <table:table-row table:style-name="ro2">
          <table:table-cell office:value-type="string" table:style-name="ce12">
            <text:p>min_dx</text:p>
          </table:table-cell>
          <table:table-cell table:style-name="ce13"/>
          <table:table-cell office:value-type="float" office:value="2" table:formula="of:=MIN([.C17:.C19])" table:style-name="ce13">
            <text:p>2.000000</text:p>
          </table:table-cell>
          <table:table-cell office:value-type="float" office:value="1.3157894736842106" table:formula="of:=MIN([.D17:.D19])" table:style-name="ce13">
            <text:p>1.315789</text:p>
          </table:table-cell>
          <table:table-cell office:value-type="float" office:value="0.8771929824561403" table:formula="of:=MIN([.E17:.E19])" table:style-name="ce13">
            <text:p>0.877193</text:p>
          </table:table-cell>
          <table:table-cell table:style-name="ce13"/>
          <table:table-cell table:number-columns-repeated="1014" table:style-name="ce2"/>
          <table:table-cell table:number-columns-repeated="15364"/>
        </table:table-row>
        <table:table-row table:style-name="ro2">
          <table:table-cell office:value-type="string" table:style-name="ce12">
            <text:p>dt_tipCFL</text:p>
          </table:table-cell>
          <table:table-cell table:style-name="ce2"/>
          <table:table-cell office:value-type="float" office:value="0.16607472322632558" table:formula="of:=[.C20]/([.$B$4]*PI()/30*[.$B$2])" table:style-name="ce2">
            <text:p>0.166074723</text:p>
          </table:table-cell>
          <table:table-cell office:value-type="float" office:value="0.10925968633310895" table:formula="of:=[.D20]/([.$B$4]*PI()/30*[.$B$2])" table:style-name="ce2">
            <text:p>0.109259686</text:p>
          </table:table-cell>
          <table:table-cell office:value-type="float" office:value="7.2839790888739292E-2" table:formula="of:=[.E20]/([.$B$4]*PI()/30*[.$B$2])" table:style-name="ce2">
            <text:p>0.072839791</text:p>
          </table:table-cell>
          <table:table-cell table:number-columns-repeated="1015" table:style-name="ce2"/>
          <table:table-cell table:number-columns-repeated="15364"/>
        </table:table-row>
        <table:table-row table:style-name="ro2">
          <table:table-cell office:value-type="string" table:style-name="ce12">
            <text:p>epsilon</text:p>
          </table:table-cell>
          <table:table-cell table:style-name="ce2"/>
          <table:table-cell office:value-type="float" office:value="4" table:formula="of:=2*[.C20]" table:style-name="ce2">
            <text:p>4</text:p>
          </table:table-cell>
          <table:table-cell office:value-type="float" office:value="2.6315789473684212" table:formula="of:=2*[.D20]" table:style-name="ce2">
            <text:p>2.631578947</text:p>
          </table:table-cell>
          <table:table-cell office:value-type="float" office:value="1.7543859649122806" table:formula="of:=2*[.E20]" table:style-name="ce2">
            <text:p>1.754385965</text:p>
          </table:table-cell>
          <table:table-cell table:number-columns-repeated="8" table:style-name="ce2"/>
          <table:table-cell table:number-columns-repeated="5" table:style-name="ce5"/>
          <table:table-cell table:number-columns-repeated="1002" table:style-name="ce2"/>
          <table:table-cell table:number-columns-repeated="15364"/>
        </table:table-row>
        <table:table-row table:style-name="ro2">
          <table:table-cell office:value-type="string" table:style-name="ce12">
            <text:p>smear radius</text:p>
          </table:table-cell>
          <table:table-cell table:style-name="ce2"/>
          <table:table-cell office:value-type="float" office:value="10.52" table:formula="of:=2.63*[.C22]" table:style-name="ce2">
            <text:p>10.52</text:p>
          </table:table-cell>
          <table:table-cell office:value-type="float" office:value="6.9210526315789478" table:formula="of:=2.63*[.D22]" table:style-name="ce2">
            <text:p>6.921052632</text:p>
          </table:table-cell>
          <table:table-cell office:value-type="float" office:value="4.6140350877192979" table:formula="of:=2.63*[.E22]" table:style-name="ce2">
            <text:p>4.614035088</text:p>
          </table:table-cell>
          <table:table-cell table:number-columns-repeated="1015" table:style-name="ce2"/>
          <table:table-cell table:number-columns-repeated="15364"/>
        </table:table-row>
        <table:table-row table:style-name="ro2">
          <table:table-cell office:value-type="string" table:style-name="ce12">
            <text:p>effective radius factor</text:p>
          </table:table-cell>
          <table:table-cell table:style-name="ce2"/>
          <table:table-cell office:value-type="float" office:value="2.052" table:formula="of:=SQRT(([.$B$2]+[.C23])^2 + [.$B$5]^2)/[.$B$2]" table:style-name="ce2">
            <text:p>2.052</text:p>
          </table:table-cell>
          <table:table-cell office:value-type="float" office:value="1.6921052631578948" table:formula="of:=SQRT(([.$B$2]+[.D23])^2 + [.$B$5]^2)/[.$B$2]" table:style-name="ce2">
            <text:p>1.692105263</text:p>
          </table:table-cell>
          <table:table-cell office:value-type="float" office:value="1.4614035087719297" table:formula="of:=SQRT(([.$B$2]+[.E23])^2 + [.$B$5]^2)/[.$B$2]" table:style-name="ce2">
            <text:p>1.461403509</text:p>
          </table:table-cell>
          <table:table-cell table:number-columns-repeated="1015" table:style-name="ce2"/>
          <table:table-cell table:number-columns-repeated="15364"/>
        </table:table-row>
        <table:table-row table:number-rows-repeated="2" table:style-name="ro1">
          <table:table-cell table:number-columns-repeated="1020" table:style-name="ce2"/>
          <table:table-cell table:number-columns-repeated="15364"/>
        </table:table-row>
        <table:table-row table:number-rows-repeated="2" table:style-name="ro1">
          <table:table-cell table:number-columns-repeated="5" table:style-name="ce2"/>
          <table:table-cell table:number-columns-repeated="5" table:style-name="ce1"/>
          <table:table-cell table:number-columns-repeated="1010" table:style-name="ce2"/>
          <table:table-cell table:number-columns-repeated="15364"/>
        </table:table-row>
        <table:table-row table:style-name="ro1">
          <table:table-cell table:number-columns-repeated="1020" table:style-name="ce2"/>
          <table:table-cell table:number-columns-repeated="15364"/>
        </table:table-row>
        <table:table-row table:number-rows-repeated="3" table:style-name="ro1">
          <table:table-cell table:number-columns-repeated="4" table:style-name="ce2"/>
          <table:table-cell table:number-columns-repeated="6" table:style-name="ce1"/>
          <table:table-cell table:number-columns-repeated="1010" table:style-name="ce2"/>
          <table:table-cell table:number-columns-repeated="15364"/>
        </table:table-row>
        <table:table-row table:number-rows-repeated="14" table:style-name="ro1">
          <table:table-cell table:number-columns-repeated="4"/>
          <table:table-cell table:number-columns-repeated="6" table:style-name="ce1"/>
          <table:table-cell table:number-columns-repeated="16374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6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nny</dc:creator>
    <dc:date>2015-02-03T01:12:11Z</dc:date>
    <meta:editing-cycles>21</meta:editing-cycles>
    <meta:editing-duration>PT13548S</meta:editing-duration>
  </office:meta>
</office:document-meta>
</file>